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82"/>
        <table:table-column table:style-name="co4" table:default-cell-style-name="Default"/>
        <table:table-column table:style-name="co4" table:number-columns-repeated="14" table:default-cell-style-name="ce82"/>
        <table:table-column table:style-name="co4" table:default-cell-style-name="ce117"/>
        <table:table-column table:style-name="co4" table:number-columns-repeated="840" table:default-cell-style-name="ce82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6" table:number-columns-repeated="8"/>
          <table:table-cell table:style-name="ce8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6"/>
          <table:table-cell table:style-name="ce8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Hello we live on star Anarchia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2" table:number-rows-spanned="1">
            <text:p>And we heard the earth is wac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so we like to stay a few days here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6"/>
          <table:table-cell table:style-name="ce86" table:number-columns-repeated="7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At first the folk all looked confused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n appeared two plucky punks</text:p>
          </table:table-cell>
          <table:covered-table-cell table:style-name="ce86"/>
          <table:table-cell table:style-name="ce86"/>
          <table:table-cell table:style-name="ce8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6"/>
          <table:table-cell table:style-name="Default"/>
          <table:table-cell table:style-name="ce8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but suddenly it was crazy loud.</text:p>
          </table:table-cell>
          <table:covered-table-cell table:style-name="ce86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6" table:number-columns-repeated="5"/>
          <table:table-cell table:style-name="Default" table:number-columns-repeated="6"/>
          <table:table-cell table:style-name="ce8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while others took a stool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6"/>
          <table:table-cell table:style-name="ce86" table:number-columns-repeated="2"/>
          <table:table-cell table:style-name="Default" table:number-columns-repeated="9"/>
          <table:table-cell table:style-name="ce8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6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that visit us ev’ry now and then.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nyway that story’s living in my hear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6"/>
          <table:table-cell table:style-name="Default"/>
          <table:table-cell table:style-name="ce86" office:value-type="string" calcext:value-type="string" table:number-columns-spanned="2" table:number-rows-spanned="1">
            <text:p>Even if Anarchia is merly just a star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6" table:number-columns-repeated="13"/>
          <table:table-cell table:style-name="ce115" office:value-type="string" calcext:value-type="string">
            <text:p>Music ends</text:p>
          </table:table-cell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16311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6" office:value-type="string" calcext:value-type="string">
            <text:p>console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/>
          <table:table-cell table:style-name="ce85"/>
          <table:table-cell table:number-columns-repeated="3"/>
          <table:table-cell table:style-name="ce99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14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143" office:value-type="string" calcext:value-type="string">
            <text:p>start glow</text:p>
          </table:table-cell>
          <table:table-cell table:number-columns-repeated="16290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6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7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8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9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20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21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4"/>
          <table:table-cell table:style-name="ce84" office:value-type="string" calcext:value-type="string">
            <text:p>start jitter</text:p>
          </table:table-cell>
          <table:table-cell table:style-name="ce84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4" table:number-columns-repeated="75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4"/>
          <table:table-cell table:style-name="ce84" office:value-type="string" calcext:value-type="string">
            <text:p>start jitter</text:p>
          </table:table-cell>
          <table:table-cell table:style-name="ce84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4" table:number-columns-repeated="75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Default"/>
          <table:table-cell table:style-name="ce84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84" table:number-columns-repeated="88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Default"/>
          <table:table-cell table:style-name="ce84" table:number-columns-repeated="12"/>
          <table:table-cell table:style-name="ce131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1"/>
          <table:table-cell table:style-name="ce84" table:number-columns-repeated="88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Default"/>
          <table:table-cell table:style-name="ce84" table:number-columns-repeated="12"/>
          <table:table-cell table:style-name="Default" table:number-columns-repeated="4"/>
          <table:table-cell table:style-name="ce133" office:value-type="string" calcext:value-type="string" table:number-columns-spanned="10" table:number-rows-spanned="1">
            <text:p>&lt;64 clouds randomly appearing</text:p>
          </table:table-cell>
          <table:covered-table-cell table:number-columns-repeated="9" table:style-name="ce131"/>
          <table:table-cell table:style-name="ce133" table:number-columns-repeated="21"/>
          <table:table-cell table:style-name="ce84" table:number-columns-repeated="63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ce104"/>
          <table:table-cell table:style-name="ce84" table:number-columns-repeated="12"/>
          <table:table-cell table:style-name="ce104" table:number-columns-repeated="4"/>
          <table:table-cell table:style-name="ce84" table:number-columns-repeated="94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4" table:number-columns-repeated="19"/>
          <table:table-cell table:style-name="ce104"/>
          <table:table-cell table:style-name="ce109"/>
          <table:table-cell table:style-name="ce84" table:number-columns-repeated="7"/>
          <table:table-cell table:style-name="ce104" table:number-columns-repeated="3"/>
          <table:table-cell table:style-name="ce109"/>
          <table:table-cell table:style-name="ce84" table:number-columns-repeated="4"/>
          <table:table-cell table:style-name="ce104"/>
          <table:table-cell table:style-name="ce84" table:number-columns-repeated="12"/>
          <table:table-cell table:style-name="ce104" table:number-columns-repeated="4"/>
          <table:table-cell table:style-name="ce84" table:number-columns-repeated="20"/>
          <table:table-cell table:style-name="ce142" office:value-type="string" calcext:value-type="string" table:number-columns-spanned="2" table:number-rows-spanned="1">
            <text:p>raise</text:p>
          </table:table-cell>
          <table:covered-table-cell table:style-name="ce142"/>
          <table:table-cell table:style-name="ce142" office:value-type="string" calcext:value-type="string" table:number-columns-spanned="6" table:number-rows-spanned="1">
            <text:p>hold</text:p>
          </table:table-cell>
          <table:covered-table-cell table:number-columns-repeated="5" table:style-name="ce84"/>
          <table:table-cell table:style-name="ce142" office:value-type="string" calcext:value-type="string" table:number-columns-spanned="2" table:number-rows-spanned="1">
            <text:p>down</text:p>
          </table:table-cell>
          <table:covered-table-cell table:style-name="ce84"/>
          <table:table-cell table:style-name="ce84" table:number-columns-repeated="64"/>
          <table:table-cell table:style-name="ce104"/>
          <table:table-cell table:style-name="ce84" table:number-columns-repeated="14"/>
          <table:table-cell table:style-name="ce118"/>
          <table:table-cell table:style-name="ce84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1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1:24:36.08941483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3T13:00:57.426176866</dc:date>
    <meta:editing-duration>P1DT9H39M43S</meta:editing-duration>
    <meta:editing-cycles>72</meta:editing-cycles>
    <meta:generator>LibreOffice/7.6.5.2$Linux_X86_64 LibreOffice_project/60$Build-2</meta:generator>
    <meta:document-statistic meta:table-count="1" meta:cell-count="343" meta:object-count="0"/>
  </office:meta>
</office:document-meta>
</file>